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WEBSITE HOSTING AND MANAGEMENT AGREEMENT</text:span></text:p>
      <text:p text:style-name="Text_20_body">This Website Hosting and Management Agreement (“Agreement”) is made and entered into on <text:span text:style-name="Strong_20_Emphasis">[Date]</text:span>, by and between:</text:p>
      <text:p text:style-name="Text_20_body"><text:span text:style-name="Strong_20_Emphasis">Service Provider</text:span>: [Your Company Name], with a principal place of business at [Company Address]<text:line-break/><text:span text:style-name="Strong_20_Emphasis">Client</text:span>: [Client Name], with a principal place of business at [Client Address]</text:p>
      <text:p text:style-name="Text_20_body">Together referred to as the “Parties.”</text:p>
      <text:p text:style-name="Horizontal_20_Line"/>
      <text:h text:style-name="Heading_20_3" text:outline-level="3">1. <text:span text:style-name="Strong_20_Emphasis">Scope of Services</text:span></text:h>
      <text:p text:style-name="Text_20_body">The Service Provider agrees to provide the Client with the following services:</text:p>
      <text:list text:style-name="L1">
        <text:list-item>
          <text:p text:style-name="P1">Web hosting on a [shared/VPS/cloud/dedicated] server</text:p>
        </text:list-item>
        <text:list-item>
          <text:p text:style-name="P1">Domain management (registration and renewal)</text:p>
        </text:list-item>
        <text:list-item>
          <text:p text:style-name="P1">Website maintenance and updates</text:p>
        </text:list-item>
        <text:list-item>
          <text:p text:style-name="P1">Security monitoring and SSL implementation</text:p>
        </text:list-item>
        <text:list-item>
          <text:p text:style-name="P1">Regular backups and recovery services</text:p>
        </text:list-item>
        <text:list-item>
          <text:p text:style-name="P1">Technical support and performance optimization</text:p>
        </text:list-item>
        <text:list-item>
          <text:p text:style-name="P1">Other: [Specify additional services, if any]</text:p>
        </text:list-item>
      </text:list>
      <text:p text:style-name="Text_20_body">Any additional services beyond the scope listed above may be subject to separate fees and agreements.</text:p>
      <text:p text:style-name="Horizontal_20_Line"/>
      <text:h text:style-name="Heading_20_3" text:outline-level="3">2. <text:span text:style-name="Strong_20_Emphasis">Term and Renewal</text:span></text:h>
      <text:p text:style-name="Text_20_body">This Agreement will begin on <text:span text:style-name="Strong_20_Emphasis">[Start Date]</text:span> and remain in effect for a period of <text:span text:style-name="Strong_20_Emphasis">[X months/1 year]</text:span>, unless terminated earlier under the provisions below.<text:line-break/>This Agreement will automatically renew for successive terms unless either party provides <text:span text:style-name="Strong_20_Emphasis">30 days’ written notice</text:span> prior to the end of the current term.</text:p>
      <text:p text:style-name="Horizontal_20_Line"/>
      <text:h text:style-name="Heading_20_3" text:outline-level="3">3. <text:span text:style-name="Strong_20_Emphasis">Payment Terms</text:span></text:h>
      <text:list text:style-name="L2">
        <text:list-item>
          <text:p text:style-name="P2"><text:span text:style-name="Strong_20_Emphasis">Monthly/Quarterly/Annual Fee</text:span>: $[Amount]</text:p>
        </text:list-item>
        <text:list-item>
          <text:p text:style-name="P2"><text:span text:style-name="Strong_20_Emphasis">Due Date</text:span>: [e.g., 1st of each month]</text:p>
        </text:list-item>
        <text:list-item>
          <text:p text:style-name="P2"><text:span text:style-name="Strong_20_Emphasis">Setup Fee (if applicable)</text:span>: $[Amount]</text:p>
        </text:list-item>
        <text:list-item>
          <text:p text:style-name="P2">Late payments are subject to a [X]% late fee after [X] days of the due date.</text:p>
        </text:list-item>
      </text:list>
      <text:p text:style-name="Text_20_body">All payments are non-refundable unless otherwise stated in this Agreement.</text:p>
      <text:p text:style-name="Horizontal_20_Line"/>
      <text:h text:style-name="Heading_20_3" text:outline-level="3"><text:soft-page-break/>4. <text:span text:style-name="Strong_20_Emphasis">Client Responsibilities</text:span></text:h>
      <text:p text:style-name="Text_20_body">The Client agrees to:</text:p>
      <text:list text:style-name="L3">
        <text:list-item>
          <text:p text:style-name="P3">Provide necessary access to domain registrar and website backend</text:p>
        </text:list-item>
        <text:list-item>
          <text:p text:style-name="P3">Supply content and media as needed for updates</text:p>
        </text:list-item>
        <text:list-item>
          <text:p text:style-name="P3">Respond to communication in a timely manner</text:p>
        </text:list-item>
        <text:list-item>
          <text:p text:style-name="P3">Maintain compliance with local and international laws related to website content</text:p>
        </text:list-item>
      </text:list>
      <text:p text:style-name="Horizontal_20_Line"/>
      <text:h text:style-name="Heading_20_3" text:outline-level="3">5. <text:span text:style-name="Strong_20_Emphasis">Service Level Agreement (SLA)</text:span></text:h>
      <text:list text:style-name="L4">
        <text:list-item>
          <text:p text:style-name="P4"><text:span text:style-name="Strong_20_Emphasis">Uptime Guarantee</text:span>: 99.9% uptime, excluding scheduled maintenance</text:p>
        </text:list-item>
        <text:list-item>
          <text:p text:style-name="P4"><text:span text:style-name="Strong_20_Emphasis">Support Response Time</text:span>: Within 24 hours during business days</text:p>
        </text:list-item>
        <text:list-item>
          <text:p text:style-name="P4"><text:span text:style-name="Strong_20_Emphasis">Issue Resolution Time</text:span>: Based on severity (e.g., critical issues within 4 hours)</text:p>
        </text:list-item>
      </text:list>
      <text:p text:style-name="Horizontal_20_Line"/>
      <text:h text:style-name="Heading_20_3" text:outline-level="3">6. <text:span text:style-name="Strong_20_Emphasis">Termination</text:span></text:h>
      <text:p text:style-name="Text_20_body">This Agreement may be terminated by either party with <text:span text:style-name="Strong_20_Emphasis">30 days’ written notice</text:span>.<text:line-break/>Immediate termination is allowed if either party materially breaches this Agreement.<text:line-break/>Upon termination:</text:p>
      <text:list text:style-name="L5">
        <text:list-item>
          <text:p text:style-name="P5">All services will cease</text:p>
        </text:list-item>
        <text:list-item>
          <text:p text:style-name="P5">The Client may request a backup of the website within 14 days</text:p>
        </text:list-item>
        <text:list-item>
          <text:p text:style-name="P5">Any outstanding fees remain due</text:p>
        </text:list-item>
      </text:list>
      <text:p text:style-name="Horizontal_20_Line"/>
      <text:h text:style-name="Heading_20_3" text:outline-level="3">7. <text:span text:style-name="Strong_20_Emphasis">Intellectual Property</text:span></text:h>
      <text:p text:style-name="Text_20_body">Unless otherwise agreed in writing:</text:p>
      <text:list text:style-name="L6">
        <text:list-item>
          <text:p text:style-name="P6">The Client retains ownership of all website content provided by them</text:p>
        </text:list-item>
        <text:list-item>
          <text:p text:style-name="P6">The Service Provider retains rights to proprietary tools or code used in the website but not specifically developed for the Client</text:p>
        </text:list-item>
        <text:list-item>
          <text:p text:style-name="P6">The Client is granted a non-exclusive, royalty-free license to use any such elements for the life of the website</text:p>
        </text:list-item>
      </text:list>
      <text:p text:style-name="Horizontal_20_Line"/>
      <text:h text:style-name="Heading_20_3" text:outline-level="3">8. <text:span text:style-name="Strong_20_Emphasis">Limitation of Liability</text:span></text:h>
      <text:p text:style-name="Text_20_body">The Service Provider is not liable for:</text:p>
      <text:list text:style-name="L7">
        <text:list-item>
          <text:p text:style-name="P7">Data loss due to the Client’s actions</text:p>
        </text:list-item>
        <text:list-item>
          <text:p text:style-name="P7">Third-party service failures (e.g., email hosting providers, plugins)</text:p>
        </text:list-item>
        <text:list-item>
          <text:p text:style-name="P7"><text:soft-page-break/>Indirect or consequential damages</text:p>
        </text:list-item>
      </text:list>
      <text:p text:style-name="Text_20_body">Liability is limited to the amount paid by the Client in the 3 months preceding the claim.</text:p>
      <text:p text:style-name="Horizontal_20_Line"/>
      <text:h text:style-name="Heading_20_3" text:outline-level="3">9. <text:span text:style-name="Strong_20_Emphasis">Confidentiality</text:span></text:h>
      <text:p text:style-name="Text_20_body">Both Parties agree to maintain confidentiality of all proprietary or sensitive information shared during the course of this Agreement.</text:p>
      <text:p text:style-name="Horizontal_20_Line"/>
      <text:h text:style-name="Heading_20_3" text:outline-level="3">10. <text:span text:style-name="Strong_20_Emphasis">Dispute Resolution</text:span></text:h>
      <text:p text:style-name="Text_20_body">Any disputes arising from this Agreement will first be addressed through <text:span text:style-name="Strong_20_Emphasis">informal negotiation</text:span>.<text:line-break/>If unresolved, the dispute shall be settled through <text:span text:style-name="Strong_20_Emphasis">mediation or arbitration</text:span> in the jurisdiction of <text:span text:style-name="Strong_20_Emphasis">[Your City/State]</text:span>.</text:p>
      <text:p text:style-name="Horizontal_20_Line"/>
      <text:h text:style-name="Heading_20_3" text:outline-level="3">11. <text:span text:style-name="Strong_20_Emphasis">Entire Agreement</text:span></text:h>
      <text:p text:style-name="Text_20_body">This Agreement represents the entire understanding between the Parties and supersedes any prior agreements or communications, written or oral.</text:p>
      <text:p text:style-name="Horizontal_20_Line"/>
      <text:h text:style-name="Heading_20_3" text:outline-level="3">12. <text:span text:style-name="Strong_20_Emphasis">Signatures</text:span></text:h>
      <text:p text:style-name="Text_20_body">By signing below, both Parties agree to the terms outlined in this Agreement.</text:p>
      <text:p text:style-name="Horizontal_20_Line"/>
      <text:p text:style-name="Text_20_body"><text:span text:style-name="Strong_20_Emphasis">Service Provider</text:span><text:line-break/>Name: __________________________<text:line-break/>Title: ___________________________<text:line-break/>Signature: _______________________<text:line-break/>Date: ___________________________</text:p>
      <text:p text:style-name="Text_20_body"><text:span text:style-name="Strong_20_Emphasis">Client</text:span><text:line-break/>Name: __________________________<text:line-break/>Title: ___________________________<text:line-break/>Signature: _______________________<text:line-break/>Date: ___________________________</text:p>
      <text:p text:style-name="Horizontal_20_Line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5:21:25.827094479</meta:creation-date>
    <dc:date>2025-04-21T15:22:28.973583748</dc:date>
    <meta:editing-duration>PT1M3S</meta:editing-duration>
    <meta:editing-cycles>1</meta:editing-cycles>
    <meta:document-statistic meta:table-count="0" meta:image-count="0" meta:object-count="0" meta:page-count="3" meta:paragraph-count="58" meta:word-count="586" meta:character-count="3903" meta:non-whitespace-character-count="3402"/>
    <meta:generator>LibreOffice/24.8.6.2$Linux_X86_64 LibreOffice_project/480$Build-2</meta:generator>
  </office:meta>
</office:document-meta>
</file>